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8a6b77" officeooo:paragraph-rsid="00843c18"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891ffd" officeooo:paragraph-rsid="0092d638"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6c5bdd" officeooo:paragraph-rsid="006ab9d7"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officeooo:rsid="007f28a9" officeooo:paragraph-rsid="008c22f8"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11" style:family="paragraph" style:parent-style-name="Preformatted_20_Text">
      <style:paragraph-properties fo:text-align="center" style:justify-single-word="false"/>
      <style:text-properties officeooo:paragraph-rsid="00083d4b"/>
    </style:style>
    <style:style style:name="P12" style:family="paragraph" style:parent-style-name="Preformatted_20_Text">
      <style:text-properties officeooo:paragraph-rsid="00843c18"/>
    </style:style>
    <style:style style:name="P13" style:family="paragraph" style:parent-style-name="Preformatted_20_Text">
      <style:text-properties officeooo:paragraph-rsid="008c22f8"/>
    </style:style>
    <style:style style:name="P14" style:family="paragraph" style:parent-style-name="Preformatted_20_Text">
      <style:text-properties officeooo:paragraph-rsid="0092d638"/>
    </style:style>
    <style:style style:name="P15" style:family="paragraph" style:parent-style-name="Preformatted_20_Text">
      <style:text-properties officeooo:paragraph-rsid="006ab9d7"/>
    </style:style>
    <style:style style:name="P16" style:family="paragraph" style:parent-style-name="Preformatted_20_Text">
      <style:text-properties officeooo:paragraph-rsid="0098c02f"/>
    </style:style>
    <style:style style:name="P17" style:family="paragraph" style:parent-style-name="Preformatted_20_Text">
      <style:text-properties officeooo:paragraph-rsid="00993b33"/>
    </style:style>
    <style:style style:name="P18"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9"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8739fd"/>
    </style:style>
    <style:style style:name="P20" style:family="paragraph" style:parent-style-name="Preformatted_20_Text">
      <style:text-properties style:font-name="Liberation Sans" fo:font-size="12pt" fo:font-style="normal" style:text-underline-style="none" officeooo:rsid="00a32432" officeooo:paragraph-rsid="00a32432" style:font-name-asian="Nimbus Mono L" style:font-size-asian="12pt" style:font-style-asian="normal" style:font-name-complex="Liberation Mono" style:font-size-complex="12pt" style:font-style-complex="normal"/>
    </style:style>
    <style:style style:name="P21" style:family="paragraph" style:parent-style-name="Preformatted_20_Text">
      <style:text-properties style:font-name="Liberation Sans" fo:font-size="12pt" fo:font-style="normal" style:text-underline-style="none" officeooo:rsid="005e479e" officeooo:paragraph-rsid="00843c18" style:font-name-asian="Nimbus Mono L" style:font-size-asian="12pt" style:font-style-asian="normal" style:font-name-complex="Liberation Mono" style:font-size-complex="12pt" style:font-style-complex="normal"/>
    </style:style>
    <style:style style:name="P22" style:family="paragraph" style:parent-style-name="Preformatted_20_Text">
      <style:text-properties officeooo:paragraph-rsid="00a10d89"/>
    </style:style>
    <style:style style:name="P23" style:family="paragraph" style:parent-style-name="Preformatted_20_Text">
      <style:text-properties officeooo:paragraph-rsid="00a32432"/>
    </style:style>
    <style:style style:name="P24"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officeooo:paragraph-rsid="00815903"/>
    </style:style>
    <style:style style:name="T1" style:family="text">
      <style:text-properties officeooo:rsid="000dd66a"/>
    </style:style>
    <style:style style:name="T2"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3"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4"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5"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6"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7"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8"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9" style:family="text">
      <style:text-properties style:font-name="Liberation Sans" fo:font-size="12pt" fo:font-style="normal" style:text-underline-style="none" officeooo:rsid="007f28a9" style:font-size-asian="12pt" style:font-style-asian="normal" style:font-size-complex="12pt" style:font-style-complex="normal"/>
    </style:style>
    <style:style style:name="T10" style:family="text">
      <style:text-properties style:font-name="Liberation Sans" fo:font-size="12pt" fo:font-style="normal" style:text-underline-style="none" officeooo:rsid="0085ab49" style:font-size-asian="12pt" style:font-style-asian="normal" style:font-size-complex="12pt" style:font-style-complex="normal"/>
    </style:style>
    <style:style style:name="T11" style:family="text">
      <style:text-properties style:font-name="Liberation Sans" fo:font-size="12pt" fo:font-style="normal" style:text-underline-style="none" officeooo:rsid="0094c50c" style:font-size-asian="12pt" style:font-style-asian="normal" style:font-size-complex="12pt" style:font-style-complex="normal"/>
    </style:style>
    <style:style style:name="T12" style:family="text">
      <style:text-properties style:font-name="Liberation Sans" fo:font-size="12pt" fo:font-style="normal" style:text-underline-style="none" officeooo:rsid="0094ff90" style:font-size-asian="12pt" style:font-style-asian="normal" style:font-size-complex="12pt" style:font-style-complex="normal"/>
    </style:style>
    <style:style style:name="T13" style:family="text">
      <style:text-properties style:font-name="Liberation Sans" fo:font-size="12pt" fo:font-style="normal" style:text-underline-style="none" officeooo:rsid="00986c6b" style:font-size-asian="12pt" style:font-style-asian="normal" style:font-size-complex="12pt" style:font-style-complex="normal"/>
    </style:style>
    <style:style style:name="T14" style:family="text">
      <style:text-properties style:font-name="Liberation Sans" fo:font-size="12pt" fo:font-style="normal" style:text-underline-style="none" officeooo:rsid="00a10d89" style:font-size-asian="12pt" style:font-style-asian="normal" style:font-size-complex="12pt" style:font-style-complex="normal"/>
    </style:style>
    <style:style style:name="T15" style:family="text">
      <style:text-properties style:font-name="Liberation Sans" fo:font-size="12pt" fo:font-style="normal" style:text-underline-style="none" officeooo:rsid="00a4d955" style:font-size-asian="12pt" style:font-style-asian="normal" style:font-size-complex="12pt" style:font-style-complex="normal"/>
    </style:style>
    <style:style style:name="T16"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678b4c"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697aa2"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6ab9d7"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083d4b"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71d6d0"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7361f9"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76b679"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815903"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83419d"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843c18"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85a437"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85ab49"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8739fd"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8c22f8"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92349a"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92d638"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930387"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94c50c"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94ff90"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964801"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982c8e"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986c6b"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98c02f"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993b33"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2pt" fo:font-style="normal" style:text-underline-style="none" officeooo:rsid="009cf9f6" style:font-name-asian="Nimbus Mono L" style:font-size-asian="12pt" style:font-style-asian="normal" style:font-name-complex="Liberation Mono" style:font-size-complex="12pt" style:font-style-complex="normal"/>
    </style:style>
    <style:style style:name="T47"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48" style:family="text">
      <style:text-properties style:font-name="Liberation Sans" fo:font-size="12pt" fo:font-style="normal" style:text-underline-style="none" officeooo:rsid="00a2cedb" style:font-name-asian="Nimbus Mono L" style:font-size-asian="12pt" style:font-style-asian="normal" style:font-name-complex="Liberation Mono" style:font-size-complex="12pt" style:font-style-complex="normal"/>
    </style:style>
    <style:style style:name="T49" style:family="text">
      <style:text-properties style:font-name="Liberation Sans" fo:font-size="12pt" fo:font-style="normal" style:text-underline-style="none" officeooo:rsid="00a32432" style:font-name-asian="Nimbus Mono L" style:font-size-asian="12pt" style:font-style-asian="normal" style:font-name-complex="Liberation Mono" style:font-size-complex="12pt" style:font-style-complex="normal"/>
    </style:style>
    <style:style style:name="T50" style:family="text">
      <style:text-properties style:font-name="Liberation Sans" fo:font-size="12pt" fo:font-style="normal" style:text-underline-style="none" officeooo:rsid="00a4857a" style:font-name-asian="Nimbus Mono L" style:font-size-asian="12pt" style:font-style-asian="normal" style:font-name-complex="Liberation Mono" style:font-size-complex="12pt" style:font-style-complex="normal"/>
    </style:style>
    <style:style style:name="T51" style:family="text">
      <style:text-properties style:font-name="Liberation Sans" fo:font-size="12pt" fo:font-style="normal" style:text-underline-style="none" officeooo:rsid="00a4d955" style:font-name-asian="Nimbus Mono L" style:font-size-asian="12pt" style:font-style-asian="normal" style:font-name-complex="Liberation Mono" style:font-size-complex="12pt" style:font-style-complex="normal"/>
    </style:style>
    <style:style style:name="T52" style:family="text">
      <style:text-properties style:font-name="Liberation Sans" fo:font-size="16pt" fo:font-weight="bold" officeooo:rsid="001b99ac" style:font-size-asian="16pt" style:font-weight-asian="bold" style:font-size-complex="16pt" style:font-weight-complex="bold"/>
    </style:style>
    <style:style style:name="T53" style:family="text">
      <style:text-properties style:font-name="Liberation Sans" fo:font-size="16pt" fo:font-weight="bold" officeooo:rsid="000dd66a" style:font-size-asian="16pt" style:font-weight-asian="bold" style:font-size-complex="16pt" style:font-weight-complex="bold"/>
    </style:style>
    <style:style style:name="T54" style:family="text">
      <style:text-properties style:font-name="Liberation Sans" fo:font-size="16pt" fo:font-weight="bold" officeooo:rsid="00815903" style:font-name-asian="Nimbus Mono L" style:font-size-asian="16pt" style:font-weight-asian="bold" style:font-name-complex="Liberation Mono" style:font-size-complex="16pt" style:font-weight-complex="bold"/>
    </style:style>
    <style:style style:name="T55" style:family="text">
      <style:text-properties style:font-name="Liberation Sans" fo:font-size="16pt" fo:font-weight="bold" officeooo:rsid="0095c2dc" style:font-name-asian="Nimbus Mono L" style:font-size-asian="16pt" style:font-weight-asian="bold" style:font-name-complex="Liberation Mono" style:font-size-complex="16pt" style:font-weight-complex="bold"/>
    </style:style>
    <style:style style:name="T56" style:family="text">
      <style:text-properties style:font-name="Liberation Sans" fo:font-size="16pt" fo:font-weight="bold" officeooo:rsid="009bc11d" style:font-name-asian="Nimbus Mono L" style:font-size-asian="16pt" style:font-weight-asian="bold" style:font-name-complex="Liberation Mono" style:font-size-complex="16pt" style:font-weight-complex="bold"/>
    </style:style>
    <style:style style:name="T57" style:family="text">
      <style:text-properties officeooo:rsid="00697aa2"/>
    </style:style>
    <style:style style:name="T58" style:family="text">
      <style:text-properties fo:font-variant="normal" fo:text-transform="none" fo:color="#202020" style:font-name="apple-system" fo:font-size="10.5pt" fo:letter-spacing="normal" fo:font-style="normal" style:text-underline-style="none" fo:font-weight="bold" officeooo:rsid="00083d4b" style:font-name-asian="Nimbus Mono L" style:font-size-asian="12pt" style:font-style-asian="italic" style:font-weight-asian="bold" style:font-name-complex="Liberation Mono" style:font-size-complex="12pt" style:font-style-complex="italic" style:font-weight-complex="bold"/>
    </style:style>
    <style:style style:name="T59" style:family="text">
      <style:text-properties fo:font-variant="normal" fo:text-transform="none" fo:color="#202020" style:font-name="apple-system" fo:font-size="10.5pt" fo:letter-spacing="normal" fo:font-style="normal" style:text-underline-style="none" fo:font-weight="bold" officeooo:rsid="009f692b" style:font-name-asian="Nimbus Mono L" style:font-size-asian="12pt" style:font-style-asian="italic" style:font-weight-asian="bold" style:font-name-complex="Liberation Mono" style:font-size-complex="12pt" style:font-style-complex="italic" style:font-weight-complex="bold"/>
    </style:style>
    <style:style style:name="T60" style:family="text">
      <style:text-properties fo:font-variant="normal" fo:text-transform="none" fo:color="#0000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61" style:family="text">
      <style:text-properties fo:font-variant="normal" fo:text-transform="none" fo:color="#000000" style:font-name="system-ui" fo:font-size="12pt" fo:letter-spacing="normal" fo:font-style="italic" style:text-underline-style="none" fo:font-weight="normal" officeooo:rsid="009f692b" style:font-name-asian="Nimbus Mono L" style:font-size-asian="12pt" style:font-style-asian="italic" style:font-weight-asian="bold" style:font-name-complex="Liberation Mono" style:font-size-complex="12pt" style:font-style-complex="italic" style:font-weight-complex="bold"/>
    </style:style>
    <style:style style:name="T62" style:family="text">
      <style:text-properties fo:font-variant="normal" fo:text-transform="none" fo:color="#000000" style:font-name="system-ui" fo:font-size="12pt" fo:letter-spacing="normal" fo:font-style="italic" style:text-underline-style="none" fo:font-weight="normal" officeooo:rsid="00a10d89" style:font-name-asian="Nimbus Mono L" style:font-size-asian="12pt" style:font-style-asian="italic" style:font-weight-asian="bold" style:font-name-complex="Liberation Mono" style:font-size-complex="12pt" style:font-style-complex="italic" style:font-weight-complex="bold"/>
    </style:style>
    <style:style style:name="T63" style:family="text">
      <style:text-properties style:text-position="super 58%" style:font-name="Liberation Sans" fo:font-size="12pt" fo:font-style="normal" style:text-underline-style="none" officeooo:rsid="009cf9f6" style:font-name-asian="Nimbus Mono L" style:font-size-asian="12pt" style:font-style-asian="normal" style:font-name-complex="Liberation Mono" style:font-size-complex="12pt" style:font-style-complex="normal"/>
    </style:style>
    <style:style style:name="T64" style:family="text">
      <style:text-properties style:text-position="super 58%" style:font-name="Liberation Sans" fo:font-size="12pt" fo:font-style="normal" style:text-underline-style="none" officeooo:rsid="00a4857a" style:font-name-asian="Nimbus Mono L" style:font-size-asian="12pt" style:font-style-asian="normal" style:font-name-complex="Liberation Mono" style:font-size-complex="12pt" style:font-style-complex="normal"/>
    </style:style>
    <style:style style:name="T65" style:family="text">
      <style:text-properties style:text-position="0% 100%"/>
    </style:style>
    <style:style style:name="T66" style:family="text">
      <style:text-properties fo:font-variant="small-caps" fo:color="#0000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67" style:family="text">
      <style:text-properties officeooo:rsid="00a4d95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ayers for our World and the Church</text:p>
      <text:p text:style-name="P11"><text:span text:style-name="T56">28</text:span><text:span text:style-name="T54">th</text:span><text:span text:style-name="T52"> </text:span><text:span text:style-name="T55">Novem</text:span><text:span text:style-name="T54">ber</text:span><text:span text:style-name="T52"> 20</text:span><text:span text:style-name="T53">21</text:span></text:p>
      <text:p text:style-name="P19"><text:span text:style-name="T59">Psalm</text:span><text:span text:style-name="T58"> </text:span><text:span text:style-name="T59">34</text:span><text:span text:style-name="T58">:</text:span><text:span text:style-name="T59">3-5</text:span></text:p>
      <text:p text:style-name="P24"><text:span text:style-name="T60">Oh, magnify the </text:span><text:span text:style-name="T66">Lord </text:span><text:span text:style-name="T60">with me, and let us exalt </text:span><text:span text:style-name="T62">H</text:span><text:span text:style-name="T60">is </text:span><text:span text:style-name="T62">N</text:span><text:span text:style-name="T60">ame together!<text:line-break/>I sought the </text:span><text:span text:style-name="T66">Lord</text:span><text:span text:style-name="T60">, and </text:span><text:span text:style-name="T61">H</text:span><text:span text:style-name="T60">e answered me and delivered me from all my fears.<text:line-break/>Those who look to </text:span><text:span text:style-name="T61">H</text:span><text:span text:style-name="T60">im are radiant, and their faces shall never be ashamed.</text:span></text:p>
      <text:p text:style-name="P10"/>
      <text:p text:style-name="P7">Thanks to God</text:p>
      <text:p text:style-name="P22"><text:span text:style-name="T36">Heavenly Father</text:span><text:span text:style-name="T24">, </text:span><text:span text:style-name="T3">we </text:span><text:span text:style-name="T47">have come into </text:span><text:span text:style-name="T2">You</text:span><text:span text:style-name="T14">r Presence today to magnify Your Name and exalt You as a united body of Your redeemed people.</text:span></text:p>
      <text:p text:style-name="P22"><text:span text:style-name="T14"/></text:p>
      <text:p text:style-name="P22"><text:span text:style-name="T14">We thank You</text:span><text:span text:style-name="T2"> </text:span><text:span text:style-name="T3">that </text:span><text:span text:style-name="T6">You </text:span><text:span text:style-name="T19">are </text:span><text:span text:style-name="T36">the </text:span><text:span text:style-name="T27">God </text:span><text:span text:style-name="T47">Who answers prayer</text:span><text:span text:style-name="T27">,</text:span><text:span text:style-name="T29"> </text:span><text:span text:style-name="T34">Who </text:span><text:span text:style-name="T47">delivers us from all our fears</text:span><text:span text:style-name="T34">.</text:span></text:p>
      <text:p text:style-name="P3"/>
      <text:p text:style-name="P14"><text:span text:style-name="T37">We know that </text:span><text:span text:style-name="T47">in this</text:span><text:span text:style-name="T37"> world </text:span><text:span text:style-name="T47">we can become surrounded by toubles and fears but that because </text:span><text:span text:style-name="T37">Jesus </text:span><text:span text:style-name="T47">won</text:span><text:span text:style-name="T37"> the </text:span><text:span text:style-name="T42">Victor</text:span><text:span text:style-name="T47">y</text:span><text:span text:style-name="T42"> over sin and death,</text:span><text:span text:style-name="T37"> we need </text:span><text:span text:style-name="T47">never be ashamed</text:span><text:span text:style-name="T37">. </text:span><text:span text:style-name="T29">W</text:span><text:span text:style-name="T38">e thank You that You are above all and rule over all, so that we need not despair.</text:span></text:p>
      <text:p text:style-name="P1"/>
      <text:p text:style-name="P6">The Wide World</text:p>
      <text:p text:style-name="P12"><text:span text:style-name="T47">We thank You that Jesus warned that in this world we would have trouble but we count it all joy to face trials so that our faith may be strengthened. </text:span><text:span text:style-name="T30">We </text:span><text:span text:style-name="T38">continue to</text:span><text:span text:style-name="T30"> pray for persecuted believers in </text:span><text:span text:style-name="T47">other places in</text:span><text:span text:style-name="T30"> </text:span><text:span text:style-name="T38">this world, </text:span><text:span text:style-name="T47">who face far greater trials than we do here</text:span><text:span text:style-name="T38">.</text:span></text:p>
      <text:p text:style-name="P2"/>
      <text:p text:style-name="P16"><text:span text:style-name="T38">T</text:span><text:span text:style-name="T44">his </text:span><text:span text:style-name="T48">month we have been</text:span><text:span text:style-name="T44"> focus</text:span><text:span text:style-name="T48">ing</text:span><text:span text:style-name="T44"> on </text:span><text:span text:style-name="T48">the work of Voice of the Martyrs</text:span><text:span text:style-name="T44">, </text:span><text:span text:style-name="T48">and give thanks for the faithfulness of believers in Indonesia, who have remained steadfast despite extremists mount</text:span><text:span text:style-name="T49">ing</text:span><text:span text:style-name="T48"> terrorist attacks. </text:span><text:span text:style-name="T49">We give thanks that the Covid situation there has eased considerably, even while it appears to worsen in Europe as they move into winter. We continue to pray for every effort which is being made to overcome the effects of the pandemic.</text:span></text:p>
      <text:p text:style-name="P2"/>
      <text:p text:style-name="P9">...<text:span text:style-name="T1"> a</text:span>nd <text:span text:style-name="T57">in </text:span>the wider Church</text:p>
      <text:p text:style-name="P23"><text:span text:style-name="T31">We pray </text:span><text:span text:style-name="T49">also </text:span><text:span text:style-name="T31">for Your Church as lockdown </text:span><text:span text:style-name="T42">regulation</text:span><text:span text:style-name="T31">s </text:span><text:span text:style-name="T42">are lifted</text:span><text:span text:style-name="T31"> </text:span><text:span text:style-name="T49">again </text:span><text:span text:style-name="T20">here in Victoria. </text:span><text:span text:style-name="T50">We give thanks that many churches are re-opening or planning to do so very soon.</text:span></text:p>
      <text:p text:style-name="P23"><text:span text:style-name="T42"/></text:p>
      <text:p text:style-name="P23"><text:span text:style-name="T49">We pray for the rain and flood situation in NSW and Queensland, and ask Your protection over people in affected areas. </text:span><text:span text:style-name="T50">We pray for safety for the Emergency Services units which will be out dealing with the damage and rescuing stranded people.</text:span></text:p>
      <text:p text:style-name="P20"/>
      <text:p text:style-name="P8">Ashburton</text:p>
      <text:p text:style-name="P17"><text:span text:style-name="T23">Here in Ashburton </text:span><text:span text:style-name="T50">w</text:span><text:span text:style-name="T49">e are thankful that services can resume on site</text:span><text:span text:style-name="T20">, </text:span><text:span text:style-name="T49">and that our Carols on the Lawn service can proceed </text:span><text:span text:style-name="T50">on the 12</text:span><text:span text:style-name="T64">th</text:span><text:span text:style-name="T49">. We pray for the preparations to go smoothly and that the result will be a blessing to all who attend</text:span><text:span text:style-name="T42">.</text:span><text:span text:style-name="T46"> We also look forward to </text:span><text:span text:style-name="T45">restrictions </text:span><text:span text:style-name="T46">being</text:span><text:span text:style-name="T45"> lifted </text:span><text:span text:style-name="T46">completely as vaccination targets are achieved</text:span><text:span text:style-name="T45">.</text:span></text:p>
      <text:p text:style-name="P21"/>
      <text:p text:style-name="P15"><text:span text:style-name="T33">We pray for </text:span><text:span text:style-name="T8">Shiun </text:span><text:span text:style-name="T11">as he progresses in </text:span><text:span text:style-name="T33">recover</text:span><text:span text:style-name="T39">y</text:span><text:span text:style-name="T33"> and </text:span><text:span text:style-name="T43">for Diane’</text:span><text:span text:style-name="T44">s health</text:span><text:span text:style-name="T43"> </text:span><text:span text:style-name="T44">while </text:span><text:span text:style-name="T43">her treatment continu</text:span><text:span text:style-name="T44">es</text:span><text:span text:style-name="T10">. </text:span><text:span text:style-name="T13">We </text:span><text:span text:style-name="T46">continue to pray for</text:span><text:span text:style-name="T13"> Sueie and her </text:span><text:span text:style-name="T46">family</text:span><text:span text:style-name="T13"> as they </text:span><text:span text:style-name="T46">adjust to</text:span><text:span text:style-name="T13"> the passing of </text:span><text:span text:style-name="T43">her sister-in-law. </text:span><text:span text:style-name="T44">We ask also that You would sustain her brother at this time. </text:span><text:span text:style-name="T46">In times of trouble, people may realise their need of Jesus, and we pray that he would come to that point and turn to You.</text:span></text:p>
      <text:p text:style-name="P4"/>
      <text:p text:style-name="P13"><text:span text:style-name="T28">W</text:span><text:span text:style-name="T5">e pray for </text:span><text:span text:style-name="T41">Barry</text:span><text:span text:style-name="T5"> as he preach</text:span><text:span text:style-name="T16">es Your Word, </text:span><text:span text:style-name="T17">and w</text:span><text:span text:style-name="T16">e </text:span><text:span text:style-name="T41">face the kind of difficulties which Peter’s readers also faced in their time.</text:span><text:span text:style-name="T16"> </text:span><text:span text:style-name="T41">A</text:span><text:span text:style-name="T16">s we listen </text:span><text:span text:style-name="T41">we pray for </text:span><text:span text:style-name="T51">wisdom and discernment, that we may</text:span><text:span text:style-name="T41"> to live according to Your Word, </text:span><text:span text:style-name="T51">taking heed of Peter’s sober warnings of the troubles we face</text:span><text:span text:style-name="T16">.</text:span></text:p>
      <text:p text:style-name="P5"/>
      <text:p text:style-name="P13"><text:span text:style-name="T4">In </text:span><text:span text:style-name="T12">the</text:span><text:span text:style-name="T4"> Name </text:span><text:span text:style-name="T12">of Jesus, </text:span><text:span text:style-name="T51">our Present Help in Times of Trouble,</text:span><text:span text:style-name="T12"> </text:span><text:span text:style-name="T7">we pray </text:span><text:span text:style-name="T8">all these things</text:span><text:span text:style-name="T4">,</text:span><text:span text:style-name="T2">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11-26T21:24:05.833501746</dc:date>
    <meta:editing-duration>PT5H39M58S</meta:editing-duration>
    <meta:editing-cycles>67</meta:editing-cycles>
    <meta:generator>LibreOffice/6.4.7.2$Linux_X86_64 LibreOffice_project/40$Build-2</meta:generator>
    <meta:print-date>2021-01-30T16:02:32.952449610</meta:print-date>
    <meta:document-statistic meta:table-count="0" meta:image-count="0" meta:object-count="0" meta:page-count="1" meta:paragraph-count="19" meta:word-count="558" meta:character-count="3016" meta:non-whitespace-character-count="2477"/>
  </office:meta>
</office:document-meta>
</file>